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7165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2425in"/>
    </style:style>
    <style:style style:name="co5" style:family="table-column">
      <style:table-column-properties fo:break-before="auto" style:column-width="7.3083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1.102in"/>
    </style:style>
    <style:style style:name="co9" style:family="table-column">
      <style:table-column-properties fo:break-before="auto" style:column-width="1.2457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2756in"/>
    </style:style>
    <style:style style:name="co13" style:family="table-column">
      <style:table-column-properties fo:break-before="auto" style:column-width="6.52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prisons_20_1836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5f_ct-1836-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5f_ct-1836-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5f_hulk-cap" style:data-style-name="N8003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5f_hulk-cap" style:data-style-name="N800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5f_ct-1836-2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table:number-columns-spanned="2" table:number-rows-spanned="1">
            <text:p>Prisoners in England and Wales in 1836</text:p>
          </table:table-cell>
          <table:covered-table-cell table:style-name="ce5"/>
          <table:table-cell table:number-columns-repeated="4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string">
            <text:p>ave. in prisons (for time series)</text:p>
          </table:table-cell>
          <table:table-cell table:style-name="ce6" table:formula="of:=[.B35]+([.B36]+[.B40])/2" office:value-type="float" office:value="11315">
            <text:p>11,315</text:p>
          </table:table-cell>
          <table:table-cell table:style-name="ce6" table:formula="of:=[.C35]+([.C36]+[.C40])/2" office:value-type="float" office:value="2218">
            <text:p>2,218</text:p>
          </table:table-cell>
          <table:table-cell table:style-name="ce6" table:formula="of:=[.B4]+[.C4]" office:value-type="float" office:value="13533">
            <text:p>13,533</text:p>
          </table:table-cell>
          <table:table-cell table:style-name="ce11" table:formula="of:=[.B4]/[.C4]" office:value-type="float" office:value="5.1014427412083">
            <text:p>5.1</text:p>
          </table:table-cell>
          <table:table-cell table:number-columns-repeated="1019"/>
        </table:table-row>
        <table:table-row table:style-name="ro2">
          <table:table-cell office:value-type="string">
            <text:p>prisoners in hullks</text:p>
          </table:table-cell>
          <table:table-cell table:style-name="ce7" table:formula="of:=2244" office:value-type="float" office:value="2244">
            <text:p>2,244</text:p>
          </table:table-cell>
          <table:table-cell table:style-name="ce6" office:value-type="float" office:value="0">
            <text:p>0</text:p>
          </table:table-cell>
          <table:table-cell table:style-name="ce6" table:formula="of:=[.B5]+[.C5]" office:value-type="float" office:value="2244">
            <text:p>2,244</text:p>
          </table:table-cell>
          <table:table-cell table:number-columns-repeated="1020"/>
        </table:table-row>
        <table:table-row table:style-name="ro2">
          <table:table-cell office:value-type="string">
            <text:p>missing returns</text:p>
          </table:table-cell>
          <table:table-cell table:style-name="ce8" office:value-type="float" office:value="810.564375540591">
            <text:p>811</text:p>
          </table:table-cell>
          <table:table-cell table:style-name="ce6" office:value-type="float" office:value="47.6802573847407">
            <text:p>48</text:p>
          </table:table-cell>
          <table:table-cell table:style-name="ce6" table:formula="of:=[.B6]+[.C6]" office:value-type="float" office:value="858.244632925331">
            <text:p>858</text:p>
          </table:table-cell>
          <table:table-cell table:style-name="ce11" table:formula="of:=[.B6]/[.C6]" office:value-type="float" office:value="17">
            <text:p>17.0</text:p>
          </table:table-cell>
          <table:table-cell table:number-columns-repeated="1019"/>
        </table:table-row>
        <table:table-row table:style-name="ro1">
          <table:table-cell office:value-type="string">
            <text:p>total</text:p>
          </table:table-cell>
          <table:table-cell table:style-name="ce6" table:formula="of:=SUM([.B4:.B6])" office:value-type="float" office:value="14369.5643755406">
            <text:p>14,370</text:p>
          </table:table-cell>
          <table:table-cell table:style-name="ce6" table:formula="of:=SUM([.C4:.C6])" office:value-type="float" office:value="2265.68025738474">
            <text:p>2,266</text:p>
          </table:table-cell>
          <table:table-cell table:style-name="ce6" table:formula="of:=[.B7]+[.C7]" office:value-type="float" office:value="16635.2446329253">
            <text:p>16,635</text:p>
          </table:table-cell>
          <table:table-cell table:style-name="ce11" table:formula="of:=[.B7]/[.C7]" office:value-type="float" office:value="6.34227372935989">
            <text:p>6.3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>
            <text:p>prisons 1836 sums</text:p>
          </table:table-cell>
          <table:table-cell table:style-name="ce6" table:number-columns-repeated="2"/>
          <table:table-cell table:style-name="ce11"/>
          <table:table-cell table:number-columns-repeated="1020"/>
        </table:table-row>
        <table:table-row table:style-name="ro1">
          <table:table-cell office:value-type="string">
            <text:p>count of prisons</text:p>
          </table:table-cell>
          <table:table-cell table:style-name="ce6" office:value-type="float" office:value="226">
            <text:p>226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males</text:p>
          </table:table-cell>
          <table:table-cell table:style-name="ce6" office:value-type="string">
            <text:p>females</text:p>
          </table:table-cell>
          <table:table-cell table:style-name="ce6" office:value-type="string">
            <text:p>total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criminal prisoners in custody, commencement of year</text:p>
          </table:table-cell>
          <table:table-cell table:style-name="ce9" office:value-type="float" office:value="9859">
            <text:p><text:s/>9,859 </text:p>
          </table:table-cell>
          <table:table-cell table:style-name="ce9" office:value-type="float" office:value="2192">
            <text:p><text:s/>2,192 </text:p>
          </table:table-cell>
          <table:table-cell table:style-name="ce6" table:formula="of:=[.B13]+[.C13]" office:value-type="float" office:value="12051">
            <text:p>12,051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commitments, criminal, not transfers from other gaols</text:p>
          </table:table-cell>
          <table:table-cell table:style-name="ce9" office:value-type="float" office:value="61909">
            <text:p><text:s/>61,909 </text:p>
          </table:table-cell>
          <table:table-cell table:style-name="ce9" office:value-type="float" office:value="16633">
            <text:p><text:s/>16,633 </text:p>
          </table:table-cell>
          <table:table-cell table:style-name="ce6" table:formula="of:=[.B14]+[.C14]" office:value-type="float" office:value="78542">
            <text:p>78,542</text:p>
          </table:table-cell>
          <table:table-cell table:style-name="ce11"/>
          <table:table-cell table:number-columns-repeated="1019"/>
        </table:table-row>
        <table:table-row table:style-name="ro1" table:number-rows-repeated="2">
          <table:table-cell/>
          <table:table-cell table:style-name="ce9" table:number-columns-repeated="2"/>
          <table:table-cell table:style-name="ce6"/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>
            <text:p>Sums from printed tables</text:p>
          </table:table-cell>
          <table:table-cell table:style-name="ce6" table:number-columns-repeated="3"/>
          <table:table-cell table:style-name="ce11"/>
          <table:table-cell/>
          <table:table-cell office:value-type="string">
            <text:p>2nd Report of Inspectors of Prisons of Great Britain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style-name="ce11"/>
          <table:table-cell/>
          <table:table-cell office:value-type="string">
            <text:p>Digest of Gaol Returns, 1836 -- No. 1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style-name="ce11"/>
          <table:table-cell/>
          <table:table-cell office:value-type="string">
            <text:p>Note: this source typically uses "prisoners" to mean only criminal prisoners, i.e. excluding debtors.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/>
          <table:table-cell table:style-name="ce6" office:value-type="string">
            <text:p>males</text:p>
          </table:table-cell>
          <table:table-cell table:style-name="ce6" office:value-type="string">
            <text:p>females</text:p>
          </table:table-cell>
          <table:table-cell table:style-name="ce6"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commitments of debtors</text:p>
          </table:table-cell>
          <table:table-cell table:style-name="ce6" office:value-type="float" office:value="11152">
            <text:p>11,152</text:p>
          </table:table-cell>
          <table:table-cell table:style-name="ce6" office:value-type="float" office:value="730">
            <text:p>730</text:p>
          </table:table-cell>
          <table:table-cell table:style-name="ce6" table:formula="of:=[.B23]+[.C23]" office:value-type="float" office:value="11882">
            <text:p>11,882</text:p>
          </table:table-cell>
          <table:table-cell table:style-name="ce11" table:formula="of:=[.B23]/[.C23]" office:value-type="float" office:value="15.2767123287671">
            <text:p>15.3</text:p>
          </table:table-cell>
          <table:table-cell/>
          <table:table-cell office:value-type="string">
            <text:p>Table 3</text:p>
          </table:table-cell>
          <table:table-cell table:number-columns-repeated="1017"/>
        </table:table-row>
        <table:table-row table:style-name="ro1">
          <table:table-cell office:value-type="string">
            <text:p>commitments, criminal, not transfers from other gaols</text:p>
          </table:table-cell>
          <table:table-cell table:style-name="ce6" office:value-type="float" office:value="61844">
            <text:p>61,844</text:p>
          </table:table-cell>
          <table:table-cell table:style-name="ce6" office:value-type="float" office:value="16631">
            <text:p>16,631</text:p>
          </table:table-cell>
          <table:table-cell table:style-name="ce6" table:formula="of:=[.B24]+[.C24]" office:value-type="float" office:value="78475">
            <text:p>78,475</text:p>
          </table:table-cell>
          <table:table-cell table:style-name="ce11" table:formula="of:=[.B24]/[.C24]" office:value-type="float" office:value="3.71859779929048">
            <text:p>3.7</text:p>
          </table:table-cell>
          <table:table-cell/>
          <table:table-cell office:value-type="string">
            <text:p>Table 4</text:p>
          </table:table-cell>
          <table:table-cell table:number-columns-repeated="1017"/>
        </table:table-row>
        <table:table-row table:style-name="ro1">
          <table:table-cell office:value-type="string">
            <text:p>transfers, criminals, from other gaols</text:p>
          </table:table-cell>
          <table:table-cell table:style-name="ce6" office:value-type="float" office:value="6642">
            <text:p>6,642</text:p>
          </table:table-cell>
          <table:table-cell table:style-name="ce6" office:value-type="float" office:value="1942">
            <text:p>1,942</text:p>
          </table:table-cell>
          <table:table-cell table:style-name="ce6" table:formula="of:=[.B25]+[.C25]" office:value-type="float" office:value="8584">
            <text:p>8,584</text:p>
          </table:table-cell>
          <table:table-cell table:style-name="ce11" table:formula="of:=[.B25]/[.C25]" office:value-type="float" office:value="3.42018537590113">
            <text:p>3.4</text:p>
          </table:table-cell>
          <table:table-cell/>
          <table:table-cell office:value-type="string">
            <text:p>Table 4</text:p>
          </table:table-cell>
          <table:table-cell table:number-columns-repeated="1017"/>
        </table:table-row>
        <table:table-row table:style-name="ro1">
          <table:table-cell office:value-type="string">
            <text:p>total commitments and transfers</text:p>
          </table:table-cell>
          <table:table-cell table:style-name="ce6" table:formula="of:=SUM([.B23:.B25])" office:value-type="float" office:value="79638">
            <text:p>79,638</text:p>
          </table:table-cell>
          <table:table-cell table:style-name="ce6" table:formula="of:=SUM([.C23:.C25])" office:value-type="float" office:value="19303">
            <text:p>19,303</text:p>
          </table:table-cell>
          <table:table-cell table:style-name="ce6" table:formula="of:=[.D24]+[.D25]" office:value-type="float" office:value="87059">
            <text:p>87,059</text:p>
          </table:table-cell>
          <table:table-cell table:style-name="ce11" table:formula="of:=[.B26]/[.C26]" office:value-type="float" office:value="4.12567994612236">
            <text:p>4.1</text:p>
          </table:table-cell>
          <table:table-cell/>
          <table:table-cell office:value-type="string">
            <text:p>Table 4</text:p>
          </table:table-cell>
          <table:table-cell table:number-columns-repeated="1017"/>
        </table:table-row>
        <table:table-row table:style-name="ro1">
          <table:table-cell office:value-type="string">
            <text:p>greatest number of prisoners</text:p>
          </table:table-cell>
          <table:table-cell table:style-name="ce6" office:value-type="float" office:value="15313">
            <text:p>15,313</text:p>
          </table:table-cell>
          <table:table-cell table:style-name="ce6" office:value-type="float" office:value="3215">
            <text:p>3,215</text:p>
          </table:table-cell>
          <table:table-cell table:style-name="ce6" table:formula="of:=[.B27]+[.C27]" office:value-type="float" office:value="18528">
            <text:p>18,528</text:p>
          </table:table-cell>
          <table:table-cell table:style-name="ce11" table:formula="of:=[.B27]/[.C27]" office:value-type="float" office:value="4.76298600311042">
            <text:p>4.8</text:p>
          </table:table-cell>
          <table:table-cell/>
          <table:table-cell office:value-type="string">
            <text:p>Table 6 (greatest number in prison at any one time during the course of year, then aggregated across prisons)</text:p>
          </table:table-cell>
          <table:table-cell table:number-columns-repeated="1017"/>
        </table:table-row>
        <table:table-row table:style-name="ro1">
          <table:table-cell office:value-type="string">
            <text:p>commitments, excluding debtors</text:p>
          </table:table-cell>
          <table:table-cell table:style-name="ce6" table:formula="of:=[.B24]+[.B25]-[.B23]" office:value-type="float" office:value="57334">
            <text:p>57,334</text:p>
          </table:table-cell>
          <table:table-cell table:style-name="ce6" table:formula="of:=[.C24]+[.C25]-[.C23]" office:value-type="float" office:value="17843">
            <text:p>17,843</text:p>
          </table:table-cell>
          <table:table-cell table:style-name="ce6" table:formula="of:=[.D24]+[.D25]-[.D23]" office:value-type="float" office:value="75177">
            <text:p>75,177</text:p>
          </table:table-cell>
          <table:table-cell table:style-name="ce11" table:formula="of:=[.B28]/[.C28]" office:value-type="float" office:value="3.21324889312335">
            <text:p>3.2</text:p>
          </table:table-cell>
          <table:table-cell/>
          <table:table-cell office:value-type="string">
            <text:p>calculated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>
            <text:p>commentment, criminals</text:p>
          </table:table-cell>
          <table:table-cell table:style-name="ce6"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>
            <text:p>summary convictions</text:p>
          </table:table-cell>
          <table:table-cell table:style-name="ce6" office:value-type="float" office:value="40988">
            <text:p>40,988</text:p>
          </table:table-cell>
          <table:table-cell table:style-name="ce6" office:value-type="float" office:value="12282">
            <text:p>12,282</text:p>
          </table:table-cell>
          <table:table-cell table:style-name="ce6" table:formula="of:=[.B31]+[.C31]" office:value-type="float" office:value="53270">
            <text:p>53,270</text:p>
          </table:table-cell>
          <table:table-cell table:style-name="ce11" table:formula="of:=[.B31]/[.C31]" office:value-type="float" office:value="3.33724149161374">
            <text:p>3.3</text:p>
          </table:table-cell>
          <table:table-cell/>
          <table:table-cell office:value-type="string">
            <text:p>Table 2</text:p>
          </table:table-cell>
          <table:table-cell table:number-columns-repeated="1017"/>
        </table:table-row>
        <table:table-row table:style-name="ro1">
          <table:table-cell office:value-type="string">
            <text:p>before trial</text:p>
          </table:table-cell>
          <table:table-cell table:style-name="ce6" office:value-type="float" office:value="20213">
            <text:p>20,213</text:p>
          </table:table-cell>
          <table:table-cell table:style-name="ce6" office:value-type="float" office:value="4674">
            <text:p>4,674</text:p>
          </table:table-cell>
          <table:table-cell table:style-name="ce6" table:formula="of:=[.B32]+[.C32]" office:value-type="float" office:value="24887">
            <text:p>24,887</text:p>
          </table:table-cell>
          <table:table-cell table:style-name="ce11" table:formula="of:=[.B32]/[.C32]" office:value-type="float" office:value="4.32456140350877">
            <text:p>4.3</text:p>
          </table:table-cell>
          <table:table-cell/>
          <table:table-cell office:value-type="string">
            <text:p>Table 1</text:p>
          </table:table-cell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>
            <text:p>in custody at date of return</text:p>
          </table:table-cell>
          <table:table-cell table:style-name="ce6" table:number-columns-repeated="3"/>
          <table:table-cell table:number-columns-repeated="2"/>
          <table:table-cell office:value-type="string">
            <text:p>Table 5</text:p>
          </table:table-cell>
          <table:table-cell table:number-columns-repeated="1017"/>
        </table:table-row>
        <table:table-row table:style-name="ro1">
          <table:table-cell office:value-type="string">
            <text:p>debtors </text:p>
          </table:table-cell>
          <table:table-cell table:style-name="ce6" office:value-type="float" office:value="1748">
            <text:p>1,748</text:p>
          </table:table-cell>
          <table:table-cell table:style-name="ce6" office:value-type="float" office:value="103">
            <text:p>103</text:p>
          </table:table-cell>
          <table:table-cell table:style-name="ce6" table:formula="of:=[.B35]+[.C35]" office:value-type="float" office:value="1851">
            <text:p>1,851</text:p>
          </table:table-cell>
          <table:table-cell table:style-name="ce11" table:formula="of:=[.B35]/[.C35]" office:value-type="float" office:value="16.9708737864078">
            <text:p>17.0</text:p>
          </table:table-cell>
          <table:table-cell table:number-columns-repeated="1019"/>
        </table:table-row>
        <table:table-row table:style-name="ro1">
          <table:table-cell office:value-type="string">
            <text:p>criminals</text:p>
          </table:table-cell>
          <table:table-cell table:style-name="ce6" table:formula="of:=[.B37]-[.B35]" office:value-type="float" office:value="9275">
            <text:p>9,275</text:p>
          </table:table-cell>
          <table:table-cell table:style-name="ce6" table:formula="of:=[.C37]-[.C35]" office:value-type="float" office:value="2021">
            <text:p>2,021</text:p>
          </table:table-cell>
          <table:table-cell table:style-name="ce6" table:formula="of:=[.D37]-[.D35]" office:value-type="float" office:value="11296">
            <text:p>11,296</text:p>
          </table:table-cell>
          <table:table-cell table:style-name="ce11" table:formula="of:=[.B36]/[.C36]" office:value-type="float" office:value="4.58931222167244">
            <text:p>4.6</text:p>
          </table:table-cell>
          <table:table-cell table:number-columns-repeated="1019"/>
        </table:table-row>
        <table:table-row table:style-name="ro1">
          <table:table-cell office:value-type="string">
            <text:p>total prisoners inc. debtors</text:p>
          </table:table-cell>
          <table:table-cell table:style-name="ce6" office:value-type="float" office:value="11023">
            <text:p>11,023</text:p>
          </table:table-cell>
          <table:table-cell table:style-name="ce6" office:value-type="float" office:value="2124">
            <text:p>2,124</text:p>
          </table:table-cell>
          <table:table-cell table:style-name="ce6" table:formula="of:=[.B37]+[.C37]" office:value-type="float" office:value="13147">
            <text:p>13,147</text:p>
          </table:table-cell>
          <table:table-cell table:style-name="ce11" table:formula="of:=[.B37]/[.C37]" office:value-type="float" office:value="5.18973634651601">
            <text:p>5.2</text:p>
          </table:table-cell>
          <table:table-cell table:number-columns-repeated="1019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>
            <text:p>in custody at commencement of yea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>
            <text:p>criminals</text:p>
          </table:table-cell>
          <table:table-cell table:style-name="ce6" office:value-type="float" office:value="9859">
            <text:p>9,859</text:p>
          </table:table-cell>
          <table:table-cell table:style-name="ce6" office:value-type="float" office:value="2209">
            <text:p>2,209</text:p>
          </table:table-cell>
          <table:table-cell table:style-name="ce6" table:formula="of:=[.B40]+[.C40]" office:value-type="float" office:value="12068">
            <text:p>12,068</text:p>
          </table:table-cell>
          <table:table-cell table:style-name="ce11" table:formula="of:=[.B40]/[.C40]" office:value-type="float" office:value="4.46310547759167">
            <text:p>4.5</text:p>
          </table:table-cell>
          <table:table-cell/>
          <table:table-cell office:value-type="string">
            <text:p>Table 4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>
            <text:p>state of instruction</text:p>
          </table:table-cell>
          <table:table-cell table:style-name="ce6" office:value-type="string">
            <text:p>males</text:p>
          </table:table-cell>
          <table:table-cell table:style-name="ce6" office:value-type="string">
            <text:p>females</text:p>
          </table:table-cell>
          <table:table-cell table:style-name="ce6" office:value-type="string">
            <text:p>total</text:p>
          </table:table-cell>
          <table:table-cell table:style-name="ce3" table:number-columns-repeated="2"/>
          <table:table-cell table:style-name="ce3" office:value-type="string">
            <text:p>Table 9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neither read nor write</text:p>
          </table:table-cell>
          <table:table-cell table:style-name="ce10" office:value-type="float" office:value="15860">
            <text:p>15,860</text:p>
          </table:table-cell>
          <table:table-cell table:style-name="ce10" office:value-type="float" office:value="4596">
            <text:p>4,596</text:p>
          </table:table-cell>
          <table:table-cell table:style-name="ce10" table:formula="of:=[.B45]+[.C45]" office:value-type="float" office:value="20456">
            <text:p>20,456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read only</text:p>
          </table:table-cell>
          <table:table-cell table:style-name="ce10" office:value-type="float" office:value="8204">
            <text:p>8,204</text:p>
          </table:table-cell>
          <table:table-cell table:style-name="ce10" office:value-type="float" office:value="2351">
            <text:p>2,351</text:p>
          </table:table-cell>
          <table:table-cell table:style-name="ce10" table:formula="of:=[.B46]+[.C46]" office:value-type="float" office:value="10555">
            <text:p>10,555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read or write imperfectly</text:p>
          </table:table-cell>
          <table:table-cell table:style-name="ce10" office:value-type="float" office:value="16838">
            <text:p>16,838</text:p>
          </table:table-cell>
          <table:table-cell table:style-name="ce10" office:value-type="float" office:value="3109">
            <text:p>3,109</text:p>
          </table:table-cell>
          <table:table-cell table:style-name="ce10" table:formula="of:=[.B47]+[.C47]" office:value-type="float" office:value="19947">
            <text:p>19,947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read and write well</text:p>
          </table:table-cell>
          <table:table-cell table:style-name="ce10" office:value-type="float" office:value="3508">
            <text:p>3,508</text:p>
          </table:table-cell>
          <table:table-cell table:style-name="ce10" office:value-type="float" office:value="372">
            <text:p>372</text:p>
          </table:table-cell>
          <table:table-cell table:style-name="ce10" table:formula="of:=[.B48]+[.C48]" office:value-type="float" office:value="3880">
            <text:p>3,880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total</text:p>
          </table:table-cell>
          <table:table-cell table:style-name="ce10" table:formula="of:=SUM([.B45:.B48])" office:value-type="float" office:value="44410">
            <text:p>44,410</text:p>
          </table:table-cell>
          <table:table-cell table:style-name="ce10" table:formula="of:=SUM([.C45:.C48])" office:value-type="float" office:value="10428">
            <text:p>10,428</text:p>
          </table:table-cell>
          <table:table-cell table:style-name="ce10" table:formula="of:=[.B49]+[.C49]" office:value-type="float" office:value="54838">
            <text:p>54,838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3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employment</text:p>
          </table:table-cell>
          <table:table-cell table:style-name="ce6" office:value-type="string">
            <text:p>males</text:p>
          </table:table-cell>
          <table:table-cell table:style-name="ce6" office:value-type="string">
            <text:p>females</text:p>
          </table:table-cell>
          <table:table-cell table:style-name="ce6" office:value-type="string">
            <text:p>total</text:p>
          </table:table-cell>
          <table:table-cell table:style-name="ce3" table:number-columns-repeated="2"/>
          <table:table-cell table:style-name="ce3" office:value-type="string">
            <text:p>Table 11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hard labour</text:p>
          </table:table-cell>
          <table:table-cell table:style-name="ce10" office:value-type="float" office:value="28614">
            <text:p>28,614</text:p>
          </table:table-cell>
          <table:table-cell table:style-name="ce10" office:value-type="float" office:value="9013">
            <text:p>9,013</text:p>
          </table:table-cell>
          <table:table-cell table:style-name="ce10" table:formula="of:=[.B52]+[.C52]" office:value-type="float" office:value="37627">
            <text:p>37,627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employed, not hard</text:p>
          </table:table-cell>
          <table:table-cell table:style-name="ce10" office:value-type="float" office:value="8985">
            <text:p>8,985</text:p>
          </table:table-cell>
          <table:table-cell table:style-name="ce10" office:value-type="float" office:value="2936">
            <text:p>2,936</text:p>
          </table:table-cell>
          <table:table-cell table:style-name="ce10" table:formula="of:=[.B53]+[.C53]" office:value-type="float" office:value="11921">
            <text:p>11,921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not employed</text:p>
          </table:table-cell>
          <table:table-cell table:style-name="ce10" office:value-type="float" office:value="17352">
            <text:p>17,352</text:p>
          </table:table-cell>
          <table:table-cell table:style-name="ce10" office:value-type="float" office:value="4071">
            <text:p>4,071</text:p>
          </table:table-cell>
          <table:table-cell table:style-name="ce10" table:formula="of:=[.B54]+[.C54]" office:value-type="float" office:value="21423">
            <text:p>21,423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total</text:p>
          </table:table-cell>
          <table:table-cell table:style-name="ce10" table:formula="of:=SUM([.B52:.B54])" office:value-type="float" office:value="54951">
            <text:p>54,951</text:p>
          </table:table-cell>
          <table:table-cell table:style-name="ce10" table:formula="of:=SUM([.C52:.C54])" office:value-type="float" office:value="16020">
            <text:p>16,020</text:p>
          </table:table-cell>
          <table:table-cell table:style-name="ce10" table:formula="of:=[.B55]+[.C55]" office:value-type="float" office:value="70971">
            <text:p>70,971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3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number of recommitals to this or other prisons in the course of the year</text:p>
          </table:table-cell>
          <table:table-cell table:style-name="ce6" office:value-type="string">
            <text:p>males</text:p>
          </table:table-cell>
          <table:table-cell table:style-name="ce6" office:value-type="string">
            <text:p>females</text:p>
          </table:table-cell>
          <table:table-cell table:style-name="ce6" office:value-type="string">
            <text:p>total</text:p>
          </table:table-cell>
          <table:table-cell table:style-name="ce3" table:number-columns-repeated="2"/>
          <table:table-cell table:style-name="ce3" office:value-type="string">
            <text:p>Table 7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9414">
            <text:p>9,414</text:p>
          </table:table-cell>
          <table:table-cell table:style-name="ce10" office:value-type="float" office:value="2380">
            <text:p>2,380</text:p>
          </table:table-cell>
          <table:table-cell table:style-name="ce10" table:formula="of:=[.B58]+[.C58]" office:value-type="float" office:value="11794">
            <text:p>11,794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3209">
            <text:p>3,209</text:p>
          </table:table-cell>
          <table:table-cell table:style-name="ce10" office:value-type="float" office:value="1014">
            <text:p>1,014</text:p>
          </table:table-cell>
          <table:table-cell table:style-name="ce10" table:formula="of:=[.B59]+[.C59]" office:value-type="float" office:value="4223">
            <text:p>4,223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1375">
            <text:p>1,375</text:p>
          </table:table-cell>
          <table:table-cell table:style-name="ce10" office:value-type="float" office:value="569">
            <text:p>569</text:p>
          </table:table-cell>
          <table:table-cell table:style-name="ce10" table:formula="of:=[.B60]+[.C60]" office:value-type="float" office:value="1944">
            <text:p>1,944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4" office:value-type="string">
            <text:p>4 or more</text:p>
          </table:table-cell>
          <table:table-cell table:style-name="ce10" office:value-type="float" office:value="1466">
            <text:p>1,466</text:p>
          </table:table-cell>
          <table:table-cell table:style-name="ce10" office:value-type="float" office:value="1103">
            <text:p>1,103</text:p>
          </table:table-cell>
          <table:table-cell table:style-name="ce10" table:formula="of:=[.B61]+[.C61]" office:value-type="float" office:value="2569">
            <text:p>2,569</text:p>
          </table:table-cell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4" office:value-type="string">
            <text:p>total</text:p>
          </table:table-cell>
          <table:table-cell table:style-name="ce10" table:formula="of:=SUM([.B58:.B61])" office:value-type="float" office:value="15464">
            <text:p>15,464</text:p>
          </table:table-cell>
          <table:table-cell table:style-name="ce10" table:formula="of:=SUM([.C58:.C61])" office:value-type="float" office:value="5066">
            <text:p>5,066</text:p>
          </table:table-cell>
          <table:table-cell table:style-name="ce10" table:formula="of:=[.B62]+[.C62]" office:value-type="float" office:value="20530">
            <text:p>20,530</text:p>
          </table:table-cell>
          <table:table-cell table:style-name="ce3" table:number-columns-repeated="7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 table:number-columns-repeated="3"/>
          <table:table-cell table:style-name="ce3" table:number-columns-repeated="7"/>
          <table:table-cell table:number-columns-repeated="1013"/>
        </table:table-row>
        <table:table-row table:style-name="ro1">
          <table:table-cell table:style-name="ce3" office:value-type="string">
            <text:p>prison costs (pounds)</text:p>
          </table:table-cell>
          <table:table-cell table:style-name="ce10" table:number-columns-repeated="3"/>
          <table:table-cell table:style-name="ce3" table:number-columns-repeated="7"/>
          <table:table-cell table:number-columns-repeated="1013"/>
        </table:table-row>
        <table:table-row table:style-name="ro1">
          <table:table-cell/>
          <table:table-cell table:style-name="ce10" office:value-type="string">
            <text:p>total costs</text:p>
          </table:table-cell>
          <table:table-cell table:style-name="ce10" office:value-type="string">
            <text:p>cost per head</text:p>
          </table:table-cell>
          <table:table-cell table:style-name="ce10"/>
          <table:table-cell table:style-name="ce3" table:number-columns-repeated="2"/>
          <table:table-cell table:style-name="ce3" office:value-type="string">
            <text:p>Table 17 (figures are sum of pounds, shillings, pence)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prison diet</text:p>
          </table:table-cell>
          <table:table-cell table:style-name="ce10" table:formula="of:=55104+0.5+6.75/240" office:value-type="float" office:value="55104.528125">
            <text:p>55,105</text:p>
          </table:table-cell>
          <table:table-cell table:style-name="ce10" table:formula="of:=846+3/20+10.5/240" office:value-type="float" office:value="846.19375">
            <text:p>846</text:p>
          </table:table-cell>
          <table:table-cell table:style-name="ce10"/>
          <table:table-cell table:style-name="ce3" table:number-columns-repeated="2"/>
          <table:table-cell/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bedding and clothing</text:p>
          </table:table-cell>
          <table:table-cell table:style-name="ce10" table:formula="of:=13778+15/20+5.25/240" office:value-type="float" office:value="13778.771875">
            <text:p>13,779</text:p>
          </table:table-cell>
          <table:table-cell table:style-name="ce10" table:formula="of:=161+9/20+11/240" office:value-type="float" office:value="161.495833333333">
            <text:p>161</text:p>
          </table:table-cell>
          <table:table-cell table:style-name="ce10"/>
          <table:table-cell table:style-name="ce3" table:number-columns-repeated="7"/>
          <table:table-cell table:number-columns-repeated="1013"/>
        </table:table-row>
        <table:table-row table:style-name="ro1" table:number-rows-repeated="2">
          <table:table-cell table:style-name="ce3"/>
          <table:table-cell/>
          <table:table-cell table:style-name="ce10" table:number-columns-repeated="2"/>
          <table:table-cell table:style-name="ce3" table:number-columns-repeated="7"/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isons 1836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4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2" office:value-type="string" table:number-columns-spanned="7" table:number-rows-spanned="1">
            <text:p>Prisons in England and Wales in 1836: prisoner counts from 2nd Report of Inspectors of Prisons</text:p>
          </table:table-cell>
          <table:covered-table-cell table:number-columns-repeated="6" table:style-name="ce13"/>
          <table:table-cell table:number-columns-repeated="2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place</text:p>
          </table:table-cell>
          <table:table-cell office:value-type="string">
            <text:p>institution</text:p>
          </table:table-cell>
          <table:table-cell office:value-type="string">
            <text:p>in custody-males</text:p>
          </table:table-cell>
          <table:table-cell office:value-type="string">
            <text:p>in custody-females</text:p>
          </table:table-cell>
          <table:table-cell office:value-type="string">
            <text:p>received-males</text:p>
          </table:table-cell>
          <table:table-cell office:value-type="string">
            <text:p>received-females</text:p>
          </table:table-cell>
          <table:table-cell/>
          <table:table-cell office:value-type="string">
            <text:p>source and notes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 office:value-type="string">
            <text:p>County Gaol and House of Correcti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nd Report of Inspectors of Prisons of Great Britain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dford</text:p>
          </table:table-cell>
          <table:table-cell office:value-type="string">
            <text:p>Bedford</text:p>
          </table:table-cell>
          <table:table-cell office:value-type="string">
            <text:p>County Gaol and House of Correction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187">
            <text:p>18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Digest of Gaol Returns, 1836 -- No. 1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dford</text:p>
          </table:table-cell>
          <table:table-cell office:value-type="string">
            <text:p>Bedford</text:p>
          </table:table-cell>
          <table:table-cell office:value-type="string">
            <text:p>New House of Correction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rks</text:p>
          </table:table-cell>
          <table:table-cell office:value-type="string">
            <text:p>Reading</text:p>
          </table:table-cell>
          <table:table-cell office:value-type="string">
            <text:p>County Gaol and House of Correction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03">
            <text:p>303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in custody = criminal prisoners in custody at the beginning of 1836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rks</text:p>
          </table:table-cell>
          <table:table-cell office:value-type="string">
            <text:p>Abington</text:p>
          </table:table-cell>
          <table:table-cell office:value-type="string">
            <text:p>House of Correctio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received = criminal prisoners received by commitment during 1836, not transferred from other prisons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rks</text:p>
          </table:table-cell>
          <table:table-cell office:value-type="string">
            <text:p>Reading</text:p>
          </table:table-cell>
          <table:table-cell office:value-type="string">
            <text:p>Borough Gao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rks</text:p>
          </table:table-cell>
          <table:table-cell office:value-type="string">
            <text:p>Windsor</text:p>
          </table:table-cell>
          <table:table-cell office:value-type="string">
            <text:p>Borough Gao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ote: this source provides prison-by-prison figures for debtors, but they are not included here.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recon</text:p>
          </table:table-cell>
          <table:table-cell office:value-type="string">
            <text:p>Brecknock</text:p>
          </table:table-cell>
          <table:table-cell office:value-type="string">
            <text:p>County Gaol and House of Correction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cks</text:p>
          </table:table-cell>
          <table:table-cell office:value-type="string">
            <text:p>Aylesbury</text:p>
          </table:table-cell>
          <table:table-cell office:value-type="string">
            <text:p>County Gaol and House of Correction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cks</text:p>
          </table:table-cell>
          <table:table-cell office:value-type="string">
            <text:p>Buckingham</text:p>
          </table:table-cell>
          <table:table-cell office:value-type="string">
            <text:p>Borough Ga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Cambridge</text:p>
          </table:table-cell>
          <table:table-cell office:value-type="string">
            <text:p>County Gaol and House of Correction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Cambridge</text:p>
          </table:table-cell>
          <table:table-cell office:value-type="string">
            <text:p>Town Gaol and House of Correction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mbridge</text:p>
          </table:table-cell>
          <table:table-cell office:value-type="string">
            <text:p>Wisbeach</text:p>
          </table:table-cell>
          <table:table-cell office:value-type="string">
            <text:p>Gaol and House of Correction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mbridge</text:p>
          </table:table-cell>
          <table:table-cell office:value-type="string">
            <text:p>Ely</text:p>
          </table:table-cell>
          <table:table-cell office:value-type="string">
            <text:p>House of Correction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Cardigan</text:p>
          </table:table-cell>
          <table:table-cell office:value-type="string">
            <text:p>County Gaol and House of Corre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rdigan</text:p>
          </table:table-cell>
          <table:table-cell office:value-type="string">
            <text:p>Aberystwith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rmarthen</text:p>
          </table:table-cell>
          <table:table-cell office:value-type="string">
            <text:p>Carmarthen</text:p>
          </table:table-cell>
          <table:table-cell office:value-type="string">
            <text:p>County House of Correction and Common Gaol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marthen</text:p>
          </table:table-cell>
          <table:table-cell office:value-type="string">
            <text:p>Carmarthen</text:p>
          </table:table-cell>
          <table:table-cell office:value-type="string">
            <text:p>Borough Gao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Chester</text:p>
          </table:table-cell>
          <table:table-cell office:value-type="string">
            <text:p>County Gaol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Chester</text:p>
          </table:table-cell>
          <table:table-cell office:value-type="string">
            <text:p>City Gaol</text:p>
          </table:table-cell>
          <table:table-cell table:number-columns-repeated="2" office:value-type="float" office:value="16">
            <text:p>16</text:p>
          </table:table-cell>
          <table:table-cell office:value-type="float" office:value="214">
            <text:p>214</text:p>
          </table:table-cell>
          <table:table-cell office:value-type="float" office:value="103">
            <text:p>103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ester</text:p>
          </table:table-cell>
          <table:table-cell office:value-type="string">
            <text:p>Knutsford</text:p>
          </table:table-cell>
          <table:table-cell office:value-type="string">
            <text:p>County Gaol and House of Correction</text:p>
          </table:table-cell>
          <table:table-cell office:value-type="float" office:value="180">
            <text:p>180</text:p>
          </table:table-cell>
          <table:table-cell office:value-type="float" office:value="33">
            <text:p>33</text:p>
          </table:table-cell>
          <table:table-cell office:value-type="float" office:value="816">
            <text:p>816</text:p>
          </table:table-cell>
          <table:table-cell office:value-type="float" office:value="151">
            <text:p>15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hester</text:p>
          </table:table-cell>
          <table:table-cell office:value-type="string">
            <text:p>Macclesfield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County Gaol and House of Correction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366">
            <text:p>366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rnwall</text:p>
          </table:table-cell>
          <table:table-cell office:value-type="string">
            <text:p>Penryn</text:p>
          </table:table-cell>
          <table:table-cell office:value-type="string">
            <text:p>Town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rnwall</text:p>
          </table:table-cell>
          <table:table-cell office:value-type="string">
            <text:p>St. Ives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rnwall</text:p>
          </table:table-cell>
          <table:table-cell office:value-type="string">
            <text:p>Liskeard</text:p>
          </table:table-cell>
          <table:table-cell office:value-type="string">
            <text:p>Borough Gaol and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rnwall</text:p>
          </table:table-cell>
          <table:table-cell office:value-type="string">
            <text:p>East Looe</text:p>
          </table:table-cell>
          <table:table-cell office:value-type="string">
            <text:p>Borough Gaol and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County Gaol and House of Correction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275">
            <text:p>275</text:p>
          </table:table-cell>
          <table:table-cell office:value-type="float" office:value="72">
            <text:p>72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umberland</text:p>
          </table:table-cell>
          <table:table-cell office:value-type="string">
            <text:p>Whitehaven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enbigh</text:p>
          </table:table-cell>
          <table:table-cell office:value-type="string">
            <text:p>Ruthin</text:p>
          </table:table-cell>
          <table:table-cell office:value-type="string">
            <text:p>County Gaol and House of Correction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Derby</text:p>
          </table:table-cell>
          <table:table-cell office:value-type="string">
            <text:p>County Gaol and House of Correction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Derby</text:p>
          </table:table-cell>
          <table:table-cell office:value-type="string">
            <text:p>Borough Gaol and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Gaol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389">
            <text:p>389</text:p>
          </table:table-cell>
          <table:table-cell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House of Correction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445">
            <text:p>445</text:p>
          </table:table-cell>
          <table:table-cell office:value-type="float" office:value="95">
            <text:p>95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ounty Gaol for Debtors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ity Gaol and House of Correction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office:value-type="float" office:value="67">
            <text:p>67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string">
            <text:p>Borough Gaol <text:s/>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evon</text:p>
          </table:table-cell>
          <table:table-cell office:value-type="string">
            <text:p>Barnstable</text:p>
          </table:table-cell>
          <table:table-cell office:value-type="string">
            <text:p>Borough Gaol <text:s/>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evon</text:p>
          </table:table-cell>
          <table:table-cell office:value-type="string">
            <text:p>Oakhampton</text:p>
          </table:table-cell>
          <table:table-cell office:value-type="string">
            <text:p>Borough Gaol <text:s/>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 office:value-type="string">
            <text:p>Borough Gaol <text:s/></text:p>
          </table:table-cell>
          <table:table-cell table:number-columns-repeated="2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von</text:p>
          </table:table-cell>
          <table:table-cell office:value-type="string">
            <text:p>Bideford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von</text:p>
          </table:table-cell>
          <table:table-cell office:value-type="string">
            <text:p>Bradneuch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evon</text:p>
          </table:table-cell>
          <table:table-cell office:value-type="string">
            <text:p>Plympton Earle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County Gaol and House of Correction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465">
            <text:p>465</text:p>
          </table:table-cell>
          <table:table-cell office:value-type="float" office:value="59">
            <text:p>59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orset</text:p>
          </table:table-cell>
          <table:table-cell office:value-type="string">
            <text:p>Poole</text:p>
          </table:table-cell>
          <table:table-cell office:value-type="string">
            <text:p>Town Gaol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Durham</text:p>
          </table:table-cell>
          <table:table-cell office:value-type="string">
            <text:p>County Gaol and House of Correction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624">
            <text:p>624</text:p>
          </table:table-cell>
          <table:table-cell office:value-type="float" office:value="129">
            <text:p>129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County Gaol and House of Correction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ssex</text:p>
          </table:table-cell>
          <table:table-cell office:value-type="string">
            <text:p>Springfield</text:p>
          </table:table-cell>
          <table:table-cell office:value-type="string">
            <text:p>County Gaol and House of Correction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County House of Correction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ssex</text:p>
          </table:table-cell>
          <table:table-cell office:value-type="string">
            <text:p>Halstead</text:p>
          </table:table-cell>
          <table:table-cell office:value-type="string">
            <text:p>County House of Correction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ssex</text:p>
          </table:table-cell>
          <table:table-cell office:value-type="string">
            <text:p>Newport</text:p>
          </table:table-cell>
          <table:table-cell office:value-type="string">
            <text:p>County House of Correct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ssex</text:p>
          </table:table-cell>
          <table:table-cell office:value-type="string">
            <text:p>Ilford</text:p>
          </table:table-cell>
          <table:table-cell office:value-type="string">
            <text:p>County House of Correction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ssex</text:p>
          </table:table-cell>
          <table:table-cell office:value-type="string">
            <text:p>Harwich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ssex</text:p>
          </table:table-cell>
          <table:table-cell office:value-type="string">
            <text:p>Maldon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ssex</text:p>
          </table:table-cell>
          <table:table-cell office:value-type="string">
            <text:p>Saffron Walden</text:p>
          </table:table-cell>
          <table:table-cell office:value-type="string">
            <text:p>Town Ga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Essex</text:p>
          </table:table-cell>
          <table:table-cell office:value-type="string">
            <text:p>Romford</text:p>
          </table:table-cell>
          <table:table-cell office:value-type="string">
            <text:p>Gaol for the liberty of Havering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string">
            <text:p>Flint</text:p>
          </table:table-cell>
          <table:table-cell office:value-type="string">
            <text:p>County House of Correcti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County Gaol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string">
            <text:p>County House of Correction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Gloucester</text:p>
          </table:table-cell>
          <table:table-cell office:value-type="string">
            <text:p>County Gaol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Gloucester</text:p>
          </table:table-cell>
          <table:table-cell office:value-type="string">
            <text:p>City Gaol and House of Correction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loucester</text:p>
          </table:table-cell>
          <table:table-cell office:value-type="string">
            <text:p>Horsley</text:p>
          </table:table-cell>
          <table:table-cell office:value-type="string">
            <text:p>County House of Correction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loucester</text:p>
          </table:table-cell>
          <table:table-cell office:value-type="string">
            <text:p>Northleach</text:p>
          </table:table-cell>
          <table:table-cell office:value-type="string">
            <text:p>County House of Correction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loucester</text:p>
          </table:table-cell>
          <table:table-cell office:value-type="string">
            <text:p>Little Dean</text:p>
          </table:table-cell>
          <table:table-cell office:value-type="string">
            <text:p>County House of Correctio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loucester</text:p>
          </table:table-cell>
          <table:table-cell office:value-type="string">
            <text:p>Lawford's Gate</text:p>
          </table:table-cell>
          <table:table-cell office:value-type="string">
            <text:p>County House of Correction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Gloucester</text:p>
          </table:table-cell>
          <table:table-cell office:value-type="string">
            <text:p>Tewkesbury</text:p>
          </table:table-cell>
          <table:table-cell office:value-type="string">
            <text:p>Borough Gaol and House of Correcti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loucester</text:p>
          </table:table-cell>
          <table:table-cell office:value-type="string">
            <text:p>St. Brinvel's Castle</text:p>
          </table:table-cell>
          <table:table-cell office:value-type="string">
            <text:p>Debtors' Gaol for Forest of Dean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Hants</text:p>
          </table:table-cell>
          <table:table-cell office:value-type="string">
            <text:p>Winchester</text:p>
          </table:table-cell>
          <table:table-cell office:value-type="string">
            <text:p>County Gaol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Hants</text:p>
          </table:table-cell>
          <table:table-cell office:value-type="string">
            <text:p>Winchester</text:p>
          </table:table-cell>
          <table:table-cell office:value-type="string">
            <text:p>County House of Correction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ants</text:p>
          </table:table-cell>
          <table:table-cell office:value-type="string">
            <text:p>Winchester</text:p>
          </table:table-cell>
          <table:table-cell office:value-type="string">
            <text:p>County Ga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ants</text:p>
          </table:table-cell>
          <table:table-cell office:value-type="string">
            <text:p>Gosport</text:p>
          </table:table-cell>
          <table:table-cell office:value-type="string">
            <text:p>County House of Correctio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Hants</text:p>
          </table:table-cell>
          <table:table-cell office:value-type="string">
            <text:p>Portsmouth</text:p>
          </table:table-cell>
          <table:table-cell office:value-type="string">
            <text:p>Borough Gaol and House of Correction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30">
            <text:p>130</text:p>
          </table:table-cell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Hants</text:p>
          </table:table-cell>
          <table:table-cell office:value-type="string">
            <text:p>Southampton</text:p>
          </table:table-cell>
          <table:table-cell office:value-type="string">
            <text:p>Debtors' Prison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Hants</text:p>
          </table:table-cell>
          <table:table-cell office:value-type="string">
            <text:p>Southampton</text:p>
          </table:table-cell>
          <table:table-cell office:value-type="string">
            <text:p>Town Gao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Hants</text:p>
          </table:table-cell>
          <table:table-cell office:value-type="string">
            <text:p>Southampton</text:p>
          </table:table-cell>
          <table:table-cell office:value-type="string">
            <text:p>House of Correcti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ants</text:p>
          </table:table-cell>
          <table:table-cell office:value-type="string">
            <text:p>Andover</text:p>
          </table:table-cell>
          <table:table-cell office:value-type="string">
            <text:p>Borough Gaol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Hereford</text:p>
          </table:table-cell>
          <table:table-cell office:value-type="string">
            <text:p>County Gaol and House of Correction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erts</text:p>
          </table:table-cell>
          <table:table-cell office:value-type="string">
            <text:p>Hereford</text:p>
          </table:table-cell>
          <table:table-cell office:value-type="string">
            <text:p>City Gao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rts</text:p>
          </table:table-cell>
          <table:table-cell office:value-type="string">
            <text:p>Hertford</text:p>
          </table:table-cell>
          <table:table-cell office:value-type="string">
            <text:p>County Gaol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564">
            <text:p>564</text:p>
          </table:table-cell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Huntingdon</text:p>
          </table:table-cell>
          <table:table-cell office:value-type="string">
            <text:p>Huntingdon</text:p>
          </table:table-cell>
          <table:table-cell office:value-type="string">
            <text:p>County Gaol and House of Correction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ounty Gaol and House of Correction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office:value-type="float" office:value="1513">
            <text:p>1513</text:p>
          </table:table-cell>
          <table:table-cell office:value-type="float" office:value="256">
            <text:p>256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ounty Gaol and House of Correction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57">
            <text:p>357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Kent</text:p>
          </table:table-cell>
          <table:table-cell office:value-type="string">
            <text:p>St. Augustine, Canterbury</text:p>
          </table:table-cell>
          <table:table-cell office:value-type="string">
            <text:p>City Gao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ent</text:p>
          </table:table-cell>
          <table:table-cell office:value-type="string">
            <text:p>Rochester</text:p>
          </table:table-cell>
          <table:table-cell office:value-type="string">
            <text:p>City Gaol and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Kent</text:p>
          </table:table-cell>
          <table:table-cell office:value-type="string">
            <text:p>Deal</text:p>
          </table:table-cell>
          <table:table-cell office:value-type="string">
            <text:p>Town Gaol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Kent</text:p>
          </table:table-cell>
          <table:table-cell office:value-type="string">
            <text:p>Dover</text:p>
          </table:table-cell>
          <table:table-cell office:value-type="string">
            <text:p>Town Gaol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Kent</text:p>
          </table:table-cell>
          <table:table-cell office:value-type="string">
            <text:p>Dover Castle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ent</text:p>
          </table:table-cell>
          <table:table-cell office:value-type="string">
            <text:p>Sandwich</text:p>
          </table:table-cell>
          <table:table-cell office:value-type="string">
            <text:p>Town Gaol and House of Correctio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ent</text:p>
          </table:table-cell>
          <table:table-cell office:value-type="string">
            <text:p>Folkstone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Kent</text:p>
          </table:table-cell>
          <table:table-cell office:value-type="string">
            <text:p>Feversham</text:p>
          </table:table-cell>
          <table:table-cell office:value-type="string">
            <text:p>Town Ga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Kent</text:p>
          </table:table-cell>
          <table:table-cell office:value-type="string">
            <text:p>Hythe</text:p>
          </table:table-cell>
          <table:table-cell office:value-type="string">
            <text:p>Town Gao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ent</text:p>
          </table:table-cell>
          <table:table-cell office:value-type="string">
            <text:p>Dymchurch</text:p>
          </table:table-cell>
          <table:table-cell office:value-type="string">
            <text:p>Town Ga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Kent</text:p>
          </table:table-cell>
          <table:table-cell office:value-type="string">
            <text:p>Tenterden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ent</text:p>
          </table:table-cell>
          <table:table-cell office:value-type="string">
            <text:p>Greenwich</text:p>
          </table:table-cell>
          <table:table-cell office:value-type="string">
            <text:p>Debtors' Gao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Lancaster</text:p>
          </table:table-cell>
          <table:table-cell office:value-type="string">
            <text:p>County Gaol</text:p>
          </table:table-cell>
          <table:table-cell office:value-type="float" office:value="398">
            <text:p>398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Lancaster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ancaster</text:p>
          </table:table-cell>
          <table:table-cell office:value-type="string">
            <text:p>Preston</text:p>
          </table:table-cell>
          <table:table-cell office:value-type="string">
            <text:p>County House of Correction</text:p>
          </table:table-cell>
          <table:table-cell office:value-type="float" office:value="143">
            <text:p>143</text:p>
          </table:table-cell>
          <table:table-cell office:value-type="float" office:value="34">
            <text:p>34</text:p>
          </table:table-cell>
          <table:table-cell office:value-type="float" office:value="803">
            <text:p>803</text:p>
          </table:table-cell>
          <table:table-cell office:value-type="float" office:value="113">
            <text:p>113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Lancaster</text:p>
          </table:table-cell>
          <table:table-cell office:value-type="string">
            <text:p>Liverpool (Kirkdale)</text:p>
          </table:table-cell>
          <table:table-cell office:value-type="string">
            <text:p>County House of Correction</text:p>
          </table:table-cell>
          <table:table-cell office:value-type="float" office:value="524">
            <text:p>524</text:p>
          </table:table-cell>
          <table:table-cell office:value-type="float" office:value="209">
            <text:p>209</text:p>
          </table:table-cell>
          <table:table-cell office:value-type="float" office:value="1781">
            <text:p>1781</text:p>
          </table:table-cell>
          <table:table-cell office:value-type="float" office:value="480">
            <text:p>480</text:p>
          </table:table-cell>
          <table:table-cell table:number-columns-repeated="101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Lancaster</text:p>
          </table:table-cell>
          <table:table-cell office:value-type="string">
            <text:p>Liverpool (Kirkdale)</text:p>
          </table:table-cell>
          <table:table-cell office:value-type="string">
            <text:p>Borough Gaol</text:p>
          </table:table-cell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 office:value-type="float" office:value="1577">
            <text:p>1577</text:p>
          </table:table-cell>
          <table:table-cell office:value-type="float" office:value="792">
            <text:p>792</text:p>
          </table:table-cell>
          <table:table-cell table:number-columns-repeated="101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ancaster</text:p>
          </table:table-cell>
          <table:table-cell office:value-type="string">
            <text:p>Manchester (Salford)</text:p>
          </table:table-cell>
          <table:table-cell office:value-type="string">
            <text:p>County House of Correction</text:p>
          </table:table-cell>
          <table:table-cell office:value-type="float" office:value="353">
            <text:p>353</text:p>
          </table:table-cell>
          <table:table-cell office:value-type="float" office:value="145">
            <text:p>145</text:p>
          </table:table-cell>
          <table:table-cell office:value-type="float" office:value="4330">
            <text:p>4330</text:p>
          </table:table-cell>
          <table:table-cell office:value-type="float" office:value="1723">
            <text:p>1723</text:p>
          </table:table-cell>
          <table:table-cell table:number-columns-repeated="1016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string">
            <text:p>Leicester</text:p>
          </table:table-cell>
          <table:table-cell office:value-type="string">
            <text:p>County Gaol and Female House of Correction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Leicester</text:p>
          </table:table-cell>
          <table:table-cell office:value-type="string">
            <text:p>County House of Correction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Leicester</text:p>
          </table:table-cell>
          <table:table-cell office:value-type="string">
            <text:p>Borough Gaol and House of Correction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27">
            <text:p>127</text:p>
          </table:table-cell>
          <table:table-cell table:number-columns-repeated="1016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string">
            <text:p>Lincoln</text:p>
          </table:table-cell>
          <table:table-cell office:value-type="string">
            <text:p>County Gaol <text:s/>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Lincoln</text:p>
          </table:table-cell>
          <table:table-cell office:value-type="string">
            <text:p>Louth</text:p>
          </table:table-cell>
          <table:table-cell office:value-type="string">
            <text:p>County House of Correction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ncoln</text:p>
          </table:table-cell>
          <table:table-cell office:value-type="string">
            <text:p>Spilsby</text:p>
          </table:table-cell>
          <table:table-cell office:value-type="string">
            <text:p>County House of Correction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Lincoln</text:p>
          </table:table-cell>
          <table:table-cell office:value-type="string">
            <text:p>Kirton</text:p>
          </table:table-cell>
          <table:table-cell office:value-type="string">
            <text:p>County House of Correction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Lincoln</text:p>
          </table:table-cell>
          <table:table-cell office:value-type="string">
            <text:p>Falkingham</text:p>
          </table:table-cell>
          <table:table-cell office:value-type="string">
            <text:p>County House of Correctio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incoln</text:p>
          </table:table-cell>
          <table:table-cell office:value-type="string">
            <text:p>Spalding</text:p>
          </table:table-cell>
          <table:table-cell office:value-type="string">
            <text:p>County House of Correction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incoln</text:p>
          </table:table-cell>
          <table:table-cell office:value-type="string">
            <text:p>Skirbeck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Lincoln</text:p>
          </table:table-cell>
          <table:table-cell office:value-type="string">
            <text:p>Boston</text:p>
          </table:table-cell>
          <table:table-cell office:value-type="string">
            <text:p>Borough Gaol and House of Correcti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incoln</text:p>
          </table:table-cell>
          <table:table-cell office:value-type="string">
            <text:p>Grantham</text:p>
          </table:table-cell>
          <table:table-cell office:value-type="string">
            <text:p>Borough Gaol and House of Correct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Lincoln</text:p>
          </table:table-cell>
          <table:table-cell office:value-type="string">
            <text:p>Stamford</text:p>
          </table:table-cell>
          <table:table-cell office:value-type="string">
            <text:p>Borough Gaol and House of Correction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Lincoln</text:p>
          </table:table-cell>
          <table:table-cell office:value-type="string">
            <text:p>GreatGrimsby</text:p>
          </table:table-cell>
          <table:table-cell office:value-type="string">
            <text:p>Borough Gaol and House of Correction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erioneth</text:p>
          </table:table-cell>
          <table:table-cell office:value-type="string">
            <text:p>Dolgelly</text:p>
          </table:table-cell>
          <table:table-cell office:value-type="string">
            <text:p>County Gaol and House of Corre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erioneth</text:p>
          </table:table-cell>
          <table:table-cell office:value-type="string">
            <text:p>Bala</text:p>
          </table:table-cell>
          <table:table-cell office:value-type="string">
            <text:p>Town Gaol and House of Corre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iddlesex</text:p>
          </table:table-cell>
          <table:table-cell office:value-type="string">
            <text:p>Clerkenwell</text:p>
          </table:table-cell>
          <table:table-cell office:value-type="string">
            <text:p>New Prison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3902">
            <text:p>3902</text:p>
          </table:table-cell>
          <table:table-cell office:value-type="float" office:value="2020">
            <text:p>2020</text:p>
          </table:table-cell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iddlesex</text:p>
          </table:table-cell>
          <table:table-cell office:value-type="string">
            <text:p>Coldbath Fields</text:p>
          </table:table-cell>
          <table:table-cell office:value-type="string">
            <text:p>House of Correction</text:p>
          </table:table-cell>
          <table:table-cell office:value-type="float" office:value="590">
            <text:p>590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iddlesex</text:p>
          </table:table-cell>
          <table:table-cell office:value-type="string">
            <text:p>Newgate</text:p>
          </table:table-cell>
          <table:table-cell office:value-type="string">
            <text:p>Gaol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iddlesex</text:p>
          </table:table-cell>
          <table:table-cell office:value-type="string">
            <text:p>Giltspur-street</text:p>
          </table:table-cell>
          <table:table-cell office:value-type="string">
            <text:p>City House of Correction</text:p>
          </table:table-cell>
          <table:table-cell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3743">
            <text:p>3743</text:p>
          </table:table-cell>
          <table:table-cell office:value-type="float" office:value="1274">
            <text:p>1274</text:p>
          </table:table-cell>
          <table:table-cell table:number-columns-repeated="101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iddlesex</text:p>
          </table:table-cell>
          <table:table-cell office:value-type="string">
            <text:p>Whitecross-st.</text:p>
          </table:table-cell>
          <table:table-cell office:value-type="string">
            <text:p>Debtors' Prison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iddlesex</text:p>
          </table:table-cell>
          <table:table-cell office:value-type="string">
            <text:p>Bridge-street, Blackfriar's road</text:p>
          </table:table-cell>
          <table:table-cell office:value-type="string">
            <text:p>City Bridewell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iddlesex</text:p>
          </table:table-cell>
          <table:table-cell office:value-type="string">
            <text:p>Millbank, Westminster</text:p>
          </table:table-cell>
          <table:table-cell office:value-type="string">
            <text:p>General Penitentiary</text:p>
          </table:table-cell>
          <table:table-cell office:value-type="float" office:value="366">
            <text:p>36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iddlesex</text:p>
          </table:table-cell>
          <table:table-cell office:value-type="string">
            <text:p>Tothill Fields</text:p>
          </table:table-cell>
          <table:table-cell office:value-type="string">
            <text:p>City Gaol and House of Correction</text:p>
          </table:table-cell>
          <table:table-cell office:value-type="float" office:value="182">
            <text:p>182</text:p>
          </table:table-cell>
          <table:table-cell office:value-type="float" office:value="122">
            <text:p>122</text:p>
          </table:table-cell>
          <table:table-cell office:value-type="float" office:value="3066">
            <text:p>3066</text:p>
          </table:table-cell>
          <table:table-cell office:value-type="float" office:value="2496">
            <text:p>2496</text:p>
          </table:table-cell>
          <table:table-cell table:number-columns-repeated="1016"/>
        </table:table-row>
        <table:table-row table:style-name="ro1">
          <table:table-cell office:value-type="float" office:value="127">
            <text:p>127</text:p>
          </table:table-cell>
          <table:table-cell table:number-columns-repeated="2" office:value-type="string">
            <text:p>Monmouth</text:p>
          </table:table-cell>
          <table:table-cell office:value-type="string">
            <text:p>County Gaol and House of Correcti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onmouth</text:p>
          </table:table-cell>
          <table:table-cell office:value-type="string">
            <text:p>Usk</text:p>
          </table:table-cell>
          <table:table-cell office:value-type="string">
            <text:p>County House of Correcti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Montgomery</text:p>
          </table:table-cell>
          <table:table-cell office:value-type="string">
            <text:p>County Gaol and House of Correction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orfolk</text:p>
          </table:table-cell>
          <table:table-cell office:value-type="string">
            <text:p>Norwich Castle</text:p>
          </table:table-cell>
          <table:table-cell office:value-type="string">
            <text:p>County Gaol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orfolk</text:p>
          </table:table-cell>
          <table:table-cell office:value-type="string">
            <text:p>Norwich <text:s/></text:p>
          </table:table-cell>
          <table:table-cell office:value-type="string">
            <text:p>City Gaol and House of Correction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762">
            <text:p>762</text:p>
          </table:table-cell>
          <table:table-cell office:value-type="float" office:value="120">
            <text:p>120</text:p>
          </table:table-cell>
          <table:table-cell table:number-columns-repeated="101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orfolk</text:p>
          </table:table-cell>
          <table:table-cell office:value-type="string">
            <text:p>Swaffham</text:p>
          </table:table-cell>
          <table:table-cell office:value-type="string">
            <text:p>County House of Correction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orfolk</text:p>
          </table:table-cell>
          <table:table-cell office:value-type="string">
            <text:p>Walsingham</text:p>
          </table:table-cell>
          <table:table-cell office:value-type="string">
            <text:p>County House of Correction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orfolk</text:p>
          </table:table-cell>
          <table:table-cell office:value-type="string">
            <text:p>Wymondham</text:p>
          </table:table-cell>
          <table:table-cell office:value-type="string">
            <text:p>County House of Correctio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orfolk</text:p>
          </table:table-cell>
          <table:table-cell office:value-type="string">
            <text:p>Great Yarmouth</text:p>
          </table:table-cell>
          <table:table-cell office:value-type="string">
            <text:p>Borough Gaol and House of Correction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orfolk</text:p>
          </table:table-cell>
          <table:table-cell office:value-type="string">
            <text:p>King's Lynn</text:p>
          </table:table-cell>
          <table:table-cell office:value-type="string">
            <text:p>Borough Gaol and House of Correction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 office:value-type="string">
            <text:p>Borough Gaol 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string">
            <text:p>Northampton</text:p>
          </table:table-cell>
          <table:table-cell office:value-type="string">
            <text:p>County Gaol and House of Correction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orthampton</text:p>
          </table:table-cell>
          <table:table-cell office:value-type="string">
            <text:p>Peterborough</text:p>
          </table:table-cell>
          <table:table-cell office:value-type="string">
            <text:p>City Gaol and House of Corre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orthampton</text:p>
          </table:table-cell>
          <table:table-cell office:value-type="string">
            <text:p>Higham Ferrers</text:p>
          </table:table-cell>
          <table:table-cell office:value-type="string">
            <text:p>Borough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County Gaol and House of Correction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orthumberland</text:p>
          </table:table-cell>
          <table:table-cell office:value-type="string">
            <text:p>Tynemouth</text:p>
          </table:table-cell>
          <table:table-cell office:value-type="string">
            <text:p>County House of Correction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orthumberland</text:p>
          </table:table-cell>
          <table:table-cell office:value-type="string">
            <text:p>Alnwich</text:p>
          </table:table-cell>
          <table:table-cell office:value-type="string">
            <text:p>County House of Correct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County House of Corre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Northumberland</text:p>
          </table:table-cell>
          <table:table-cell office:value-type="string">
            <text:p>Hexham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orthumberland</text:p>
          </table:table-cell>
          <table:table-cell office:value-type="string">
            <text:p>Newcastle-upon-Tyne</text:p>
          </table:table-cell>
          <table:table-cell office:value-type="string">
            <text:p>Town Gaol and House of Correction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466">
            <text:p>466</text:p>
          </table:table-cell>
          <table:table-cell office:value-type="float" office:value="336">
            <text:p>336</text:p>
          </table:table-cell>
          <table:table-cell table:number-columns-repeated="101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orthumberland</text:p>
          </table:table-cell>
          <table:table-cell office:value-type="string">
            <text:p>Berwick-upon-Tweed</text:p>
          </table:table-cell>
          <table:table-cell office:value-type="string">
            <text:p>Town Gaol and House of Correcti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otts</text:p>
          </table:table-cell>
          <table:table-cell office:value-type="string">
            <text:p>Nottingham</text:p>
          </table:table-cell>
          <table:table-cell office:value-type="string">
            <text:p>County Gaol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otts</text:p>
          </table:table-cell>
          <table:table-cell office:value-type="string">
            <text:p>Nottingham</text:p>
          </table:table-cell>
          <table:table-cell office:value-type="string">
            <text:p>Town Gaol and House of Correction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Notts</text:p>
          </table:table-cell>
          <table:table-cell office:value-type="string">
            <text:p>Nottingham</text:p>
          </table:table-cell>
          <table:table-cell office:value-type="string">
            <text:p>Town House of Correction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461">
            <text:p>461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otts</text:p>
          </table:table-cell>
          <table:table-cell office:value-type="string">
            <text:p>Southwell</text:p>
          </table:table-cell>
          <table:table-cell office:value-type="string">
            <text:p>County House of Correctio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otts</text:p>
          </table:table-cell>
          <table:table-cell office:value-type="string">
            <text:p>Newark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Oxford</text:p>
          </table:table-cell>
          <table:table-cell office:value-type="string">
            <text:p>County Gaol and House of Correction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Oxford</text:p>
          </table:table-cell>
          <table:table-cell office:value-type="string">
            <text:p>City Gaol and House of Corre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  <table:table-cell table:number-columns-repeated="101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Oxford</text:p>
          </table:table-cell>
          <table:table-cell office:value-type="string">
            <text:p>Banbury</text:p>
          </table:table-cell>
          <table:table-cell office:value-type="string">
            <text:p>Borough Gaol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embroke</text:p>
          </table:table-cell>
          <table:table-cell office:value-type="string">
            <text:p>Haverford West</text:p>
          </table:table-cell>
          <table:table-cell office:value-type="string">
            <text:p>County Gaol and House of Correction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32">
            <text:p>232</text:p>
          </table:table-cell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Radnor</text:p>
          </table:table-cell>
          <table:table-cell office:value-type="string">
            <text:p>Presteign</text:p>
          </table:table-cell>
          <table:table-cell office:value-type="string">
            <text:p>County Gaol and House of Correcti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Radnor</text:p>
          </table:table-cell>
          <table:table-cell office:value-type="string">
            <text:p>New Radnor</text:p>
          </table:table-cell>
          <table:table-cell office:value-type="string">
            <text:p>Borough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string">
            <text:p>County Gaol and House of Corre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alop</text:p>
          </table:table-cell>
          <table:table-cell office:value-type="string">
            <text:p>Shrewsbury</text:p>
          </table:table-cell>
          <table:table-cell office:value-type="string">
            <text:p>County Gaol and House of Correction</text:p>
          </table:table-cell>
          <table:table-cell table:number-columns-repeated="1020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alop</text:p>
          </table:table-cell>
          <table:table-cell office:value-type="string">
            <text:p>Wellington</text:p>
          </table:table-cell>
          <table:table-cell office:value-type="string">
            <text:p>Debtors' Prison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alop</text:p>
          </table:table-cell>
          <table:table-cell office:value-type="string">
            <text:p>Ludlow</text:p>
          </table:table-cell>
          <table:table-cell office:value-type="string">
            <text:p>Borough Gao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alop</text:p>
          </table:table-cell>
          <table:table-cell office:value-type="string">
            <text:p>Oswestry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alop</text:p>
          </table:table-cell>
          <table:table-cell office:value-type="string">
            <text:p>Bridgenorth</text:p>
          </table:table-cell>
          <table:table-cell office:value-type="string">
            <text:p>Borough Lock-up Hous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alop</text:p>
          </table:table-cell>
          <table:table-cell office:value-type="string">
            <text:p>Bishop's Castle</text:p>
          </table:table-cell>
          <table:table-cell office:value-type="string">
            <text:p>Borough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alop</text:p>
          </table:table-cell>
          <table:table-cell office:value-type="string">
            <text:p>Wenlock</text:p>
          </table:table-cell>
          <table:table-cell office:value-type="string">
            <text:p>Borough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omerset</text:p>
          </table:table-cell>
          <table:table-cell office:value-type="string">
            <text:p>Ilchester</text:p>
          </table:table-cell>
          <table:table-cell office:value-type="string">
            <text:p>County Gaol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string">
            <text:p>County House of Correction</text:p>
          </table:table-cell>
          <table:table-cell office:value-type="float" office:value="216">
            <text:p>216</text:p>
          </table:table-cell>
          <table:table-cell office:value-type="float" office:value="25">
            <text:p>25</text:p>
          </table:table-cell>
          <table:table-cell office:value-type="float" office:value="1033">
            <text:p>1033</text:p>
          </table:table-cell>
          <table:table-cell office:value-type="float" office:value="161">
            <text:p>161</text:p>
          </table:table-cell>
          <table:table-cell table:number-columns-repeated="101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omerset</text:p>
          </table:table-cell>
          <table:table-cell office:value-type="string">
            <text:p>Wilton</text:p>
          </table:table-cell>
          <table:table-cell office:value-type="string">
            <text:p>County House of Correction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float" office:value="74">
            <text:p>74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House of Correction</text:p>
          </table:table-cell>
          <table:table-cell table:number-columns-repeated="2"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89">
            <text:p>89</text:p>
          </table:table-cell>
          <table:table-cell table:number-columns-repeated="101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Common Gaol</text:p>
          </table:table-cell>
          <table:table-cell office:value-type="float" office:value="168">
            <text:p>168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 office:value-type="string">
            <text:p>City Gaol <text:s/>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omerset</text:p>
          </table:table-cell>
          <table:table-cell office:value-type="string">
            <text:p>Wells</text:p>
          </table:table-cell>
          <table:table-cell office:value-type="string">
            <text:p>City Gaol <text:s/>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omerset</text:p>
          </table:table-cell>
          <table:table-cell office:value-type="string">
            <text:p>Axbridge</text:p>
          </table:table-cell>
          <table:table-cell office:value-type="string">
            <text:p>Borough Gaol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Stafford</text:p>
          </table:table-cell>
          <table:table-cell office:value-type="string">
            <text:p>County Gaol and House of Correction</text:p>
          </table:table-cell>
          <table:table-cell office:value-type="float" office:value="254">
            <text:p>254</text:p>
          </table:table-cell>
          <table:table-cell office:value-type="float" office:value="24">
            <text:p>24</text:p>
          </table:table-cell>
          <table:table-cell office:value-type="float" office:value="1658">
            <text:p>1658</text:p>
          </table:table-cell>
          <table:table-cell office:value-type="float" office:value="196">
            <text:p>196</text:p>
          </table:table-cell>
          <table:table-cell table:number-columns-repeated="101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string">
            <text:p>County Gaol and House of Correction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County Gaol and House of Correction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429">
            <text:p>429</text:p>
          </table:table-cell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orough Gaol and House of Correc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51">
            <text:p>51</text:p>
          </table:table-cell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uffolk</text:p>
          </table:table-cell>
          <table:table-cell office:value-type="string">
            <text:p>Beccles</text:p>
          </table:table-cell>
          <table:table-cell office:value-type="string">
            <text:p>County House of Correction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uffolk</text:p>
          </table:table-cell>
          <table:table-cell office:value-type="string">
            <text:p>Woodbridge</text:p>
          </table:table-cell>
          <table:table-cell office:value-type="string">
            <text:p>County House of Correction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uffolk</text:p>
          </table:table-cell>
          <table:table-cell office:value-type="string">
            <text:p>Eye</text:p>
          </table:table-cell>
          <table:table-cell office:value-type="string">
            <text:p>Borough Gao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urrey</text:p>
          </table:table-cell>
          <table:table-cell office:value-type="string">
            <text:p>Horsemonger Lane</text:p>
          </table:table-cell>
          <table:table-cell office:value-type="string">
            <text:p>County Gaol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2986">
            <text:p>2986</text:p>
          </table:table-cell>
          <table:table-cell office:value-type="float" office:value="644">
            <text:p>644</text:p>
          </table:table-cell>
          <table:table-cell table:number-columns-repeated="101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urrey</text:p>
          </table:table-cell>
          <table:table-cell office:value-type="string">
            <text:p>Brixton</text:p>
          </table:table-cell>
          <table:table-cell office:value-type="string">
            <text:p>House of Correction</text:p>
          </table:table-cell>
          <table:table-cell office:value-type="float" office:value="188">
            <text:p>188</text:p>
          </table:table-cell>
          <table:table-cell office:value-type="float" office:value="72">
            <text:p>72</text:p>
          </table:table-cell>
          <table:table-cell office:value-type="float" office:value="1329">
            <text:p>1329</text:p>
          </table:table-cell>
          <table:table-cell office:value-type="float" office:value="845">
            <text:p>845</text:p>
          </table:table-cell>
          <table:table-cell table:number-columns-repeated="101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House of Correction</text:p>
          </table:table-cell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296">
            <text:p>296</text:p>
          </table:table-cell>
          <table:table-cell office:value-type="float" office:value="59">
            <text:p>59</text:p>
          </table:table-cell>
          <table:table-cell table:number-columns-repeated="101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House of Correctio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Borough Gaol and House of Correction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45">
            <text:p>345</text:p>
          </table:table-cell>
          <table:table-cell office:value-type="float" office:value="159">
            <text:p>159</text:p>
          </table:table-cell>
          <table:table-cell table:number-columns-repeated="101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office:value-type="string">
            <text:p>Marshalsea Debtor's Prison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ussex</text:p>
          </table:table-cell>
          <table:table-cell office:value-type="string">
            <text:p>Horsham</text:p>
          </table:table-cell>
          <table:table-cell office:value-type="string">
            <text:p>County Gaol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ussex</text:p>
          </table:table-cell>
          <table:table-cell office:value-type="string">
            <text:p>Lewis</text:p>
          </table:table-cell>
          <table:table-cell office:value-type="string">
            <text:p>County House of Correction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709">
            <text:p>709</text:p>
          </table:table-cell>
          <table:table-cell office:value-type="float" office:value="123">
            <text:p>123</text:p>
          </table:table-cell>
          <table:table-cell table:number-columns-repeated="101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ussex</text:p>
          </table:table-cell>
          <table:table-cell office:value-type="string">
            <text:p>Petworth</text:p>
          </table:table-cell>
          <table:table-cell office:value-type="string">
            <text:p>County House of Correction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343">
            <text:p>343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ussex</text:p>
          </table:table-cell>
          <table:table-cell office:value-type="string">
            <text:p>Battle</text:p>
          </table:table-cell>
          <table:table-cell office:value-type="string">
            <text:p>County House of Corre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 office:value-type="string">
            <text:p>City Gao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ussex</text:p>
          </table:table-cell>
          <table:table-cell office:value-type="string">
            <text:p>Hastings</text:p>
          </table:table-cell>
          <table:table-cell office:value-type="string">
            <text:p>Town Gaol <text:s/>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ussex</text:p>
          </table:table-cell>
          <table:table-cell office:value-type="string">
            <text:p>Winchelsea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ussex</text:p>
          </table:table-cell>
          <table:table-cell office:value-type="string">
            <text:p>Rye</text:p>
          </table:table-cell>
          <table:table-cell office:value-type="string">
            <text:p>Town Gao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ussex</text:p>
          </table:table-cell>
          <table:table-cell office:value-type="string">
            <text:p>Seaford</text:p>
          </table:table-cell>
          <table:table-cell office:value-type="string">
            <text:p>Town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Warwick</text:p>
          </table:table-cell>
          <table:table-cell office:value-type="string">
            <text:p>County Gaol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645">
            <text:p>645</text:p>
          </table:table-cell>
          <table:table-cell office:value-type="float" office:value="105">
            <text:p>105</text:p>
          </table:table-cell>
          <table:table-cell table:number-columns-repeated="1016"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Warwick</text:p>
          </table:table-cell>
          <table:table-cell office:value-type="string">
            <text:p>County House of Correction</text:p>
          </table:table-cell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office:value-type="float" office:value="580">
            <text:p>580</text:p>
          </table:table-cell>
          <table:table-cell office:value-type="float" office:value="83">
            <text:p>83</text:p>
          </table:table-cell>
          <table:table-cell table:number-columns-repeated="101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Warwick</text:p>
          </table:table-cell>
          <table:table-cell office:value-type="string">
            <text:p>Coventry</text:p>
          </table:table-cell>
          <table:table-cell office:value-type="string">
            <text:p>City Gaol and House of Correction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Warwick</text:p>
          </table:table-cell>
          <table:table-cell office:value-type="string">
            <text:p>Birmingham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Westmoreland</text:p>
          </table:table-cell>
          <table:table-cell office:value-type="string">
            <text:p>Appleby</text:p>
          </table:table-cell>
          <table:table-cell office:value-type="string">
            <text:p>County Gaol and House of Correction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Westmoreland</text:p>
          </table:table-cell>
          <table:table-cell office:value-type="string">
            <text:p>Kendal</text:p>
          </table:table-cell>
          <table:table-cell office:value-type="string">
            <text:p>County House of Correctio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Wilts</text:p>
          </table:table-cell>
          <table:table-cell office:value-type="string">
            <text:p>Fisherton Anger</text:p>
          </table:table-cell>
          <table:table-cell office:value-type="string">
            <text:p>County Gao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Wilts</text:p>
          </table:table-cell>
          <table:table-cell office:value-type="string">
            <text:p>Devizes</text:p>
          </table:table-cell>
          <table:table-cell office:value-type="string">
            <text:p>County House of Correction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630">
            <text:p>630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Wilts</text:p>
          </table:table-cell>
          <table:table-cell office:value-type="string">
            <text:p>Marlborough</text:p>
          </table:table-cell>
          <table:table-cell office:value-type="string">
            <text:p>County Bridewel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Worcester</text:p>
          </table:table-cell>
          <table:table-cell office:value-type="string">
            <text:p>County Gaol and House of Correction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547">
            <text:p>547</text:p>
          </table:table-cell>
          <table:table-cell office:value-type="float" office:value="73">
            <text:p>73</text:p>
          </table:table-cell>
          <table:table-cell table:number-columns-repeated="1016"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Worcester</text:p>
          </table:table-cell>
          <table:table-cell office:value-type="string">
            <text:p>City Gaol and House of Correction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  <table:table-cell office:value-type="float" office:value="79">
            <text:p>79</text:p>
          </table:table-cell>
          <table:table-cell table:number-columns-repeated="101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Worcester</text:p>
          </table:table-cell>
          <table:table-cell office:value-type="string">
            <text:p>Bewdley</text:p>
          </table:table-cell>
          <table:table-cell office:value-type="string">
            <text:p>Borough Gaol and Lock-up House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York</text:p>
          </table:table-cell>
          <table:table-cell office:value-type="string">
            <text:p>County Gaol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York</text:p>
          </table:table-cell>
          <table:table-cell office:value-type="string">
            <text:p>City Gao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York</text:p>
          </table:table-cell>
          <table:table-cell office:value-type="string">
            <text:p>City House of Correction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118">
            <text:p>118</text:p>
          </table:table-cell>
          <table:table-cell table:number-columns-repeated="1016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York</text:p>
          </table:table-cell>
          <table:table-cell office:value-type="string">
            <text:p>Gaol for St. Peter's Liberty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York</text:p>
          </table:table-cell>
          <table:table-cell office:value-type="string">
            <text:p>Northallerton</text:p>
          </table:table-cell>
          <table:table-cell office:value-type="string">
            <text:p>County House of Correction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York</text:p>
          </table:table-cell>
          <table:table-cell office:value-type="string">
            <text:p>Beverley</text:p>
          </table:table-cell>
          <table:table-cell office:value-type="string">
            <text:p>County House of Correction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York</text:p>
          </table:table-cell>
          <table:table-cell office:value-type="string">
            <text:p>Wakefield</text:p>
          </table:table-cell>
          <table:table-cell office:value-type="string">
            <text:p>County House of Correction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2195">
            <text:p>2195</text:p>
          </table:table-cell>
          <table:table-cell office:value-type="float" office:value="459">
            <text:p>459</text:p>
          </table:table-cell>
          <table:table-cell table:number-columns-repeated="101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York</text:p>
          </table:table-cell>
          <table:table-cell office:value-type="string">
            <text:p>Kingston-upon-Hull</text:p>
          </table:table-cell>
          <table:table-cell office:value-type="string">
            <text:p>Town Gaol and House of Correction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  <table:table-cell office:value-type="float" office:value="92">
            <text:p>92</text:p>
          </table:table-cell>
          <table:table-cell table:number-columns-repeated="101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York</text:p>
          </table:table-cell>
          <table:table-cell office:value-type="string">
            <text:p>Leeds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York</text:p>
          </table:table-cell>
          <table:table-cell office:value-type="string">
            <text:p>Scarborough</text:p>
          </table:table-cell>
          <table:table-cell office:value-type="string">
            <text:p>Borough Ga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York</text:p>
          </table:table-cell>
          <table:table-cell office:value-type="string">
            <text:p>Richmond</text:p>
          </table:table-cell>
          <table:table-cell office:value-type="string">
            <text:p>Borough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York</text:p>
          </table:table-cell>
          <table:table-cell office:value-type="string">
            <text:p>Doncaster</text:p>
          </table:table-cell>
          <table:table-cell office:value-type="string">
            <text:p>Town Gaol 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York</text:p>
          </table:table-cell>
          <table:table-cell office:value-type="string">
            <text:p>Beverley</text:p>
          </table:table-cell>
          <table:table-cell office:value-type="string">
            <text:p>Town Gaol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York</text:p>
          </table:table-cell>
          <table:table-cell office:value-type="string">
            <text:p>Halifax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York</text:p>
          </table:table-cell>
          <table:table-cell office:value-type="string">
            <text:p>Knaresboro'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York</text:p>
          </table:table-cell>
          <table:table-cell office:value-type="string">
            <text:p>Rothwell</text:p>
          </table:table-cell>
          <table:table-cell office:value-type="string">
            <text:p>Debtors' Gaol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York</text:p>
          </table:table-cell>
          <table:table-cell office:value-type="string">
            <text:p>Ecclesall</text:p>
          </table:table-cell>
          <table:table-cell office:value-type="string">
            <text:p>Debtors' Gaol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counties" table:base-cell-address="$summary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t-1836-2" style:display-name="Normal_ct-1836-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hulk-cap" style:display-name="Normal_hulk-cap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36" style:display-name="PageStyle_prisons 183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21" meta:object-count="0"/>
    <meta:generator>OpenOffice/4.1.1$Win32 OpenOffice.org_project/411m6$Build-9775</meta:generator>
  </office:meta>
</office:document-meta>
</file>